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Table_20_Contents">
      <style:text-properties fo:font-weight="bold" officeooo:rsid="000f67fd" officeooo:paragraph-rsid="001e3b36" style:font-weight-asian="bold" style:font-weight-complex="bold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1e31f3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35978432" text:id="ct14031943597843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380666368" text:id="ct1403193806663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0706256" text:id="ct1403193807062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36566800" text:id="ct1403194365668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379579024" text:id="ct14031937957902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35978432"/><text:change-start text:change-id="ct140319380666368"/>Adopt<text:change-end text:change-id="ct140319380666368"/>ed<text:change-start text:change-id="ct140319380706256"/> as a <text:change-end text:change-id="ct140319380706256"/>NMRA Technical Note</text:h>
      </text:section>
      <text:p text:style-name="Standard">The OpenLCB Standard document appended to this cover sheet has been formally adopted as a NMRA Standard by the NMRA Board of Directors on the date shown in the <text:span text:style-name="T16">Adopted</text:span> column in the <text:span text:style-name="T15">Version History</text:span> table below.</text:p>
      <text:h text:style-name="Heading_20_1" text:outline-level="1"><text:change text:change-id="ct140319436566800"/><text:change-start text:change-id="ct140319379579024"/>Version History<text:change-end text:change-id="ct14031937957902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P15"><text:span text:style-name="Page_20_Number"><text:span text:style-name="T4">Feb 20, 2016</text:span></text:span></text:p>
          </table:table-cell>
          <table:table-cell table:style-name="Table2.C2" office:value-type="string">
            <text:p text:style-name="Table_20_Contents">Initial version <text:span text:style-name="T17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0:53.029623907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2in" svg:y="0.3201in" svg:width="1.7909in" svg:height="1.7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mmon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0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8H59M59S</meta:editing-duration>
    <meta:generator>LibreOffice/4.4.0.3$MacOSX_X86_64 LibreOffice_project/de093506bcdc5fafd9023ee680b8c60e3e0645d7</meta:generator>
    <dc:date>2016-02-27T16:20:52.903983000</dc:date>
    <meta:printed-by>Bob Jacobsen</meta:printed-by>
    <meta:print-date>2010-09-15T08:46:04</meta:print-date>
    <meta:document-statistic meta:table-count="2" meta:image-count="1" meta:object-count="0" meta:page-count="1" meta:paragraph-count="15" meta:word-count="84" meta:character-count="506" meta:non-whitespace-character-count="430"/>
  </office:meta>
</office:document-meta>
</file>